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5d2dc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e401b7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d19271" officeooo:paragraph-rsid="00e401b7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30853" officeooo:paragraph-rsid="00e3085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e30853" officeooo:paragraph-rsid="00e3085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e30853" officeooo:paragraph-rsid="00e5d2d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e30853" officeooo:paragraph-rsid="00e3085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e30853" officeooo:paragraph-rsid="00e5d5e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e30853" officeooo:paragraph-rsid="00e30853" style:font-size-asian="11pt" style:font-style-asian="normal" style:font-weight-asian="bold" style:font-size-complex="11pt" style:font-style-complex="normal" style:font-weight-complex="bol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e1b447"/>
    </style:style>
    <style:style style:name="T2" style:family="text">
      <style:text-properties officeooo:rsid="00e19e18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cdb0b8" style:font-weight-asian="normal" style:font-weight-complex="normal"/>
    </style:style>
    <style:style style:name="T7" style:family="text">
      <style:text-properties fo:font-weight="normal" officeooo:rsid="00d81aeb" style:font-weight-asian="normal" style:font-weight-complex="normal"/>
    </style:style>
    <style:style style:name="T8" style:family="text">
      <style:text-properties fo:font-weight="normal" officeooo:rsid="00840c47" style:font-weight-asian="normal" style:font-weight-complex="normal"/>
    </style:style>
    <style:style style:name="T9" style:family="text">
      <style:text-properties officeooo:rsid="00e5d5e8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ublic void datenAusgeben()</text:p>
      <text:p text:style-name="P9">{</text:p>
      <text:p text:style-name="P10"><text:s text:c="3"/>Fahrzeug f;</text:p>
      <text:p text:style-name="P10"><text:s text:c="3"/>int i;</text:p>
      <text:p text:style-name="P10"><text:s text:c="3"/>i = 1;</text:p>
      <text:p text:style-name="P10"><text:s text:c="3"/>fListe.toFirst();</text:p>
      <text:p text:style-name="P10"><text:s text:c="3"/>while (fListe.hasAccess())</text:p>
      <text:p text:style-name="P10"><text:s text:c="3"/>{</text:p>
      <text:p text:style-name="P10"><text:s text:c="6"/>f = fListe.getContent();</text:p>
      <text:p text:style-name="P10"><text:s text:c="6"/>Console.print("Fahrzeug " + i + " (");</text:p>
      <text:p text:style-name="P10"/>
      <text:p text:style-name="P10"><text:s text:c="6"/>if (<text:span text:style-name="T4">f.getClass() == PKW.class</text:span>) { Console.println("PKW)"); }</text:p>
      <text:p text:style-name="P10"><text:s text:c="6"/>if (<text:span text:style-name="T4">f.getClass() == LKW.class</text:span>) { Console.println("LKW)"); }</text:p>
      <text:p text:style-name="P10"><text:s text:c="6"/>if (<text:span text:style-name="T4">f.getClass() == Bus.class</text:span>) { Console.println("Bus)"); }</text:p>
      <text:p text:style-name="P10"/>
      <text:p text:style-name="P10"><text:s text:c="6"/>Console.println("Kennzeichen: " + f.getKennzeichen());</text:p>
      <text:p text:style-name="P10"><text:s text:c="6"/>Console.println("Gemietet für " + f.getTage() + " Tage");</text:p>
      <text:p text:style-name="P10"><text:s text:c="6"/>Console.println("Gefahrene km: " + f.getKm());</text:p>
      <text:p text:style-name="P10"/>
      <text:p text:style-name="P10"><text:s text:c="6"/>if (<text:span text:style-name="T4">f.getClass() == PKW.class</text:span>)</text:p>
      <text:p text:style-name="P10"><text:s text:c="6"/>{</text:p>
      <text:p text:style-name="P10"><text:s text:c="9"/><text:span text:style-name="T4">PKW p = (PKW)f;</text:span></text:p>
      <text:p text:style-name="P10"><text:s text:c="9"/>Console.println("Wochenpreis: " + p.getWochenPreis());</text:p>
      <text:p text:style-name="P10"><text:s text:c="9"/>if (p.getNavi() == false)</text:p>
      <text:p text:style-name="P10"><text:s text:c="9"/>{</text:p>
      <text:p text:style-name="P10"><text:s text:c="12"/>Console.print("Kein ");</text:p>
      <text:p text:style-name="P10"><text:s text:c="9"/>}</text:p>
      <text:p text:style-name="P10"><text:s text:c="9"/>Console.println("Navi vorhanden");</text:p>
      <text:p text:style-name="P10"><text:s text:c="6"/>}</text:p>
      <text:p text:style-name="P10"><text:s text:c="6"/>else if (<text:span text:style-name="T4">f.getClass() == LKW.class</text:span>)</text:p>
      <text:p text:style-name="P10"><text:s text:c="6"/>{</text:p>
      <text:p text:style-name="P10"><text:s text:c="9"/><text:span text:style-name="T4">LKW l = (LKW)f;</text:span></text:p>
      <text:p text:style-name="P10"><text:s text:c="9"/>Console.println("km-Preis: " + l.getKmPreis());</text:p>
      <text:p text:style-name="P10"><text:s text:c="6"/>}</text:p>
      <text:p text:style-name="P10"><text:s text:c="6"/>else if (<text:span text:style-name="T4">f.getClass() == Bus.class</text:span>)</text:p>
      <text:p text:style-name="P10"><text:s text:c="6"/>{</text:p>
      <text:p text:style-name="P10"><text:s text:c="9"/><text:span text:style-name="T4">Bus b = (Bus)f;</text:span></text:p>
      <text:p text:style-name="P10"><text:s text:c="9"/>Console.println("Plätze: " + b.getPlätze());</text:p>
      <text:p text:style-name="P10"><text:s text:c="9"/>Console.print("Fahrzeug wurde ");</text:p>
      <text:p text:style-name="P10"><text:s text:c="9"/>if (b.getGereinigt() == false)</text:p>
      <text:p text:style-name="P10"><text:s text:c="9"/>{</text:p>
      <text:p text:style-name="P10"><text:s text:c="12"/>Console.print("nicht ");</text:p>
      <text:p text:style-name="P10"><text:s text:c="9"/>}</text:p>
      <text:p text:style-name="P10"><text:s text:c="9"/>Console.println("gereinigt");</text:p>
      <text:p text:style-name="P10"><text:s text:c="6"/>}</text:p>
      <text:p text:style-name="P10"><text:s text:c="6"/>Console.println("Gesamtpreis: " + f.getGesamtPreis());</text:p>
      <text:p text:style-name="P10"><text:s text:c="6"/>Console.println();</text:p>
      <text:p text:style-name="P10"><text:s text:c="6"/>fListe.next();</text:p>
      <text:p text:style-name="P10"><text:s text:c="6"/>i++;</text:p>
      <text:p text:style-name="P10"><text:s text:c="3"/>}</text:p>
      <text:p text:style-name="P10">}</text:p>
      <text:p text:style-name="P6"/>
      <text:p text:style-name="P6"/>
      <text:p text:style-name="P6"/>
      <text:p text:style-name="P6"/>
      <text:p text:style-name="P5"><draw:frame text:anchor-type="paragraph" draw:z-index="0" draw:name="Form1" draw:style-name="gr1" draw:text-style-name="P12" svg:width="1.795cm" svg:height="0.63cm" svg:x="15.196cm" svg:y="0.215cm"><draw:image xlink:href="Pictures/10000000000000580000001F196641809BB809C4.png" xlink:type="simple" xlink:show="embed" xlink:actuate="onLoad" loext:mime-type="image/png"><text:p/></draw:image></draw:frame></text:p>
      <text:p text:style-name="P4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8">pothmann.de</text:span></text:a><text:span text:style-name="T8"> 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</text:span><text:span text:style-name="T6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601cm" style:rel-column-width="4309*"/>
    </style:style>
    <style:style style:name="Tabelle1.B" style:family="table-column">
      <style:table-column-properties style:column-width="2.194cm" style:rel-column-width="1244*"/>
    </style:style>
    <style:style style:name="Tabelle1.C" style:family="table-column">
      <style:table-column-properties style:column-width="7.205cm" style:rel-column-width="4085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5d2dc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e5d5e8"/>
    </style:style>
    <style:style style:name="MT2" style:family="text">
      <style:text-properties officeooo:rsid="00e19e18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Typcast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3T14:44:21.287000000</dc:date>
    <meta:editing-duration>PT17H46M31S</meta:editing-duration>
    <meta:editing-cycles>153</meta:editing-cycles>
    <meta:generator>LibreOffice/6.2.5.2$Windows_X86_64 LibreOffice_project/1ec314fa52f458adc18c4f025c545a4e8b22c159</meta:generator>
    <meta:print-date>2017-10-20T08:05:17.789000000</meta:print-date>
    <meta:document-statistic meta:table-count="1" meta:image-count="0" meta:object-count="0" meta:page-count="1" meta:paragraph-count="52" meta:word-count="157" meta:character-count="1514" meta:non-whitespace-character-count="1101"/>
  </office:meta>
</office:document-meta>
</file>